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paragraph-rsid="000959a8"/>
    </style:style>
    <style:style style:name="P2" style:family="paragraph" style:parent-style-name="Standard">
      <style:text-properties style:font-name="Calibri" fo:font-weight="bold" officeooo:paragraph-rsid="000959a8" style:font-weight-asian="bold"/>
    </style:style>
    <style:style style:name="P3" style:family="paragraph" style:parent-style-name="Standard">
      <style:text-properties style:font-name="Calibri" fo:font-weight="bold" officeooo:rsid="000ac5db" officeooo:paragraph-rsid="000ac5db" style:font-weight-asian="bold"/>
    </style:style>
    <style:style style:name="P4" style:family="paragraph" style:parent-style-name="Standard">
      <style:text-properties style:font-name="Calibri" officeooo:rsid="000ac5db" officeooo:paragraph-rsid="000ac5db"/>
    </style:style>
    <style:style style:name="P5" style:family="paragraph" style:parent-style-name="List_20_Paragraph" style:list-style-name="WWNum2">
      <style:text-properties officeooo:paragraph-rsid="000a4455"/>
    </style:style>
    <style:style style:name="P6" style:family="paragraph" style:parent-style-name="List_20_Paragraph" style:list-style-name="WWNum2">
      <style:text-properties style:font-name="Calibri" officeooo:paragraph-rsid="000959a8"/>
    </style:style>
    <style:style style:name="P7" style:family="paragraph" style:parent-style-name="List_20_Paragraph" style:list-style-name="WWNum2">
      <style:text-properties style:font-name="Calibri" officeooo:rsid="000959a8" officeooo:paragraph-rsid="000959a8"/>
    </style:style>
    <style:style style:name="P8" style:family="paragraph" style:parent-style-name="List_20_Paragraph" style:list-style-name="WWNum2">
      <style:text-properties style:font-name="Calibri" officeooo:rsid="000959a8" officeooo:paragraph-rsid="000a4455"/>
    </style:style>
    <style:style style:name="P9" style:family="paragraph" style:parent-style-name="List_20_Paragraph" style:list-style-name="WWNum2">
      <style:text-properties style:font-name="Calibri" officeooo:rsid="000ac5db" officeooo:paragraph-rsid="000ac5db"/>
    </style:style>
    <style:style style:name="P10" style:family="paragraph" style:parent-style-name="List_20_Paragraph" style:list-style-name="WWNum2">
      <style:text-properties style:font-name="Calibri" officeooo:rsid="000bd293" officeooo:paragraph-rsid="000bd293"/>
    </style:style>
    <style:style style:name="P11" style:family="paragraph" style:parent-style-name="List_20_Paragraph" style:list-style-name="WWNum2">
      <style:text-properties officeooo:rsid="000ac5db" officeooo:paragraph-rsid="000ac5db"/>
    </style:style>
    <style:style style:name="P12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959a8" officeooo:paragraph-rsid="000959a8"/>
    </style:style>
    <style:style style:name="P13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959a8" officeooo:paragraph-rsid="000a4455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style:font-name="Calibri" officeooo:paragraph-rsid="000959a8"/>
    </style:style>
    <style:style style:name="P15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ac5db" officeooo:paragraph-rsid="000ac5db"/>
    </style:style>
    <style:style style:name="T1" style:family="text">
      <style:text-properties officeooo:rsid="000959a8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959a8"/>
    </style:style>
    <style:style style:name="T4" style:family="text">
      <style:text-properties style:font-name="Calibri" officeooo:rsid="000a4455"/>
    </style:style>
    <style:style style:name="T5" style:family="text">
      <style:text-properties style:font-name="Calibri" officeooo:rsid="000bd293"/>
    </style:style>
    <style:style style:name="T6" style:family="text">
      <style:text-properties officeooo:rsid="000a4455"/>
    </style:style>
    <style:style style:name="T7" style:family="text">
      <style:text-properties officeooo:rsid="000ac5db"/>
    </style:style>
    <style:style style:name="T8" style:family="text">
      <style:text-properties officeooo:rsid="000bd2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nuSelectionSubsystem</text:p>
      <text:list xml:id="list2478922715" text:style-name="WWNum2">
        <text:list-item>
          <text:p text:style-name="P6">The MenuSelectionSubsystem <text:span text:style-name="T7">is responsible for </text:span>allow<text:span text:style-name="T7">ing</text:span> the user to choose how they want to interact with the system. <text:span text:style-name="T1">They choose which menu to access to perform certain actions.</text:span></text:p>
        </text:list-item>
      </text:list>
      <text:p text:style-name="P1">MainWindow</text:p>
      <text:list xml:id="list222134071525141" text:continue-numbering="true" text:style-name="WWNum2">
        <text:list-item>
          <text:p text:style-name="P6"><text:span text:style-name="T6">The MainWindow allows </text:span>the user <text:span text:style-name="T7">to </text:span>decide if they want to log in to StaffHomepage or ClientHomepage. <text:span text:style-name="T6">It c</text:span>hecks for <text:span text:style-name="T6">a</text:span> valid email if <text:span text:style-name="T6">the </text:span>user is trying to log in as an existing Client.</text:p>
        </text:list-item>
      </text:list>
      <text:p text:style-name="P1">StaffHomepage</text:p>
      <text:list xml:id="list222134580588863" text:continue-numbering="true" text:style-name="WWNum2">
        <text:list-item>
          <text:p text:style-name="P6"><text:span text:style-name="T1">The StaffHomepage provides access to several menus which further encapsulate the functionality that staff members can execute</text:span>.</text:p>
          <text:p text:style-name="P12">StaffClientMenu</text:p>
        </text:list-item>
        <text:list-item>
          <text:p text:style-name="P7"><text:span text:style-name="T6">The StaffClientMenu a</text:span>llows the staff member access to viewing and adding client profiles.</text:p>
          <text:p text:style-name="P13"><text:span text:style-name="T6">Algorithm</text:span>Menu</text:p>
        </text:list-item>
        <text:list-item>
          <text:p text:style-name="P5"><text:span text:style-name="T4">The AlgorithmMenu a</text:span><text:span text:style-name="T3">llows the staff member access to </text:span><text:span text:style-name="T4">running the algorithm and viewing the results output by the algorithm.</text:span></text:p>
          <text:p text:style-name="P13"><text:span text:style-name="T6">Animal</text:span>Menu</text:p>
        </text:list-item>
        <text:list-item>
          <text:p text:style-name="P8"><text:span text:style-name="T6">The AnimalMenu a</text:span>llows the staff <text:span text:style-name="T6">m</text:span>ember access to viewing and adding <text:span text:style-name="T6">animal</text:span> profiles.</text:p>
        </text:list-item>
      </text:list>
      <text:p text:style-name="P1">ClientHomepage</text:p>
      <text:list xml:id="list222134161500476" text:continue-numbering="true" text:style-name="WWNum2">
        <text:list-item>
          <text:p text:style-name="P6"><text:span text:style-name="T1">The ClientHomepage provides access to a menu which further encapsulates the functionality that Clients can execute</text:span>. <text:span text:style-name="T1">It also provides access to the ViewAnimal class, allowing clients to view the animals in the shelter.</text:span></text:p>
          <text:p text:style-name="P13"><text:span text:style-name="T6">Client</text:span>ClientMenu</text:p>
        </text:list-item>
        <text:list-item>
          <text:p text:style-name="P8"><text:span text:style-name="T6">The ClientClientMenu a</text:span>llows <text:span text:style-name="T6">a client </text:span>access to viewing and <text:span text:style-name="T6">editing their own</text:span> client profile.</text:p>
        </text:list-item>
      </text:list>
      <text:p text:style-name="P14"/>
      <text:p text:style-name="P3">ClientSubsystem</text:p>
      <text:list xml:id="list222132705205075" text:continue-numbering="true" text:style-name="WWNum2">
        <text:list-item>
          <text:p text:style-name="P6">The <text:span text:style-name="T7">ClientSubsystem is responsible for handling everything relating to the Client type of user of the cuACS system.</text:span></text:p>
        </text:list-item>
      </text:list>
      <text:p text:style-name="P4">AddClient</text:p>
      <text:list xml:id="list222132661221214" text:continue-numbering="true" text:style-name="WWNum2">
        <text:list-item>
          <text:p text:style-name="P10">The AddClient class provides the functionality for adding a new client profile to the system.</text:p>
        </text:list-item>
      </text:list>
      <text:p text:style-name="P4">ViewClient</text:p>
      <text:list xml:id="list222133103902142" text:continue-numbering="true" text:style-name="WWNum2">
        <text:list-item>
          <text:p text:style-name="P10">The ViewClient class provides functionality for displaying a client’s profile information.</text:p>
        </text:list-item>
      </text:list>
      <text:p text:style-name="P4">EditClient</text:p>
      <text:list xml:id="list222134637705433" text:continue-numbering="true" text:style-name="WWNum2">
        <text:list-item>
          <text:p text:style-name="P9">The EditClient class <text:span text:style-name="T8">provides the facilities for editing the information contained in a client’s profile.</text:span></text:p>
          <text:p text:style-name="P15">ClientProfile</text:p>
        </text:list-item>
        <text:list-item>
          <text:p text:style-name="P11"><text:span text:style-name="T2">The ClientProfile class represents t</text:span><text:span text:style-name="T5">he locally stored (non-persistent) client</text:span><text:span text:style-name="T2"> profile</text:span><text:span text:style-name="T5">s</text:span><text:span text:style-name="T2"> which </text:span><text:span text:style-name="T5">are</text:span><text:span text:style-name="T2"> acted upon by AddClient, ViewClient, and EditClient </text:span><text:span text:style-name="T5">and are loaded into the system on startup</text:span><text:span text:style-name="T2">.</text:span></text:p>
          <text:p text:style-name="P15">ClientStorage</text:p>
        </text:list-item>
        <text:list-item>
          <text:p text:style-name="P11"><text:span text:style-name="T2">The ClientStorage class </text:span><text:span text:style-name="T5">is responsible for communicating between the locally</text:span><text:span text:style-name="T2"> stored client profiles loaded at runtime </text:span><text:span text:style-name="T5">and the persistent storage where all client profiles are saved to and loaded from.</text:span></text:p>
        </text:list-item>
      </text:list>
      <text:p text:style-name="P1"/>
      <text:p text:style-name="P2"><text:soft-page-break/>DisplaySubsystem</text:p>
      <text:list xml:id="list222132977839794" text:continue-numbering="true" text:style-name="WWNum2">
        <text:list-item>
          <text:p text:style-name="P6">The Display subsystem is responsible for viewing all the Animals and Clients in the StorageSubsystem.</text:p>
        </text:list-item>
      </text:list>
      <text:p text:style-name="P1">ViewAnimals</text:p>
      <text:list xml:id="list222134611838612" text:continue-numbering="true" text:style-name="WWNum2">
        <text:list-item>
          <text:p text:style-name="P6">Displays all animals in the StorageSubsystem along with all their attributes. Users are able to filter results by Animal species.</text:p>
        </text:list-item>
      </text:list>
      <text:p text:style-name="P1">ViewClients</text:p>
      <text:list xml:id="list222133665497949" text:continue-numbering="true" text:style-name="WWNum2">
        <text:list-item>
          <text:p text:style-name="P6">Displays all clients in the StorageSubsystem along with their contact information.</text:p>
        </text:list-item>
      </text:list>
      <text:p text:style-name="P1"/>
      <text:p text:style-name="P2">StorageSubsystem</text:p>
      <text:list xml:id="list222133256038416" text:continue-numbering="true" text:style-name="WWNum2">
        <text:list-item>
          <text:p text:style-name="P6">Responsible for local and persistent storage of all Animal and Client objects. Responsible for assigning unique Animal and Client id’s.</text:p>
        </text:list-item>
      </text:list>
      <text:p text:style-name="P1">AnimalStorage</text:p>
      <text:list xml:id="list222134634941728" text:continue-numbering="true" text:style-name="WWNum2">
        <text:list-item>
          <text:p text:style-name="P6">Responsible for storing all 5 species of Animal objects created by AddAnimal. Once AnimalStorage assigns id Animal object information is added to DatabaseStorage.</text:p>
        </text:list-item>
      </text:list>
      <text:p text:style-name="P1">ClientStorage</text:p>
      <text:list xml:id="list222132585613563" text:continue-numbering="true" text:style-name="WWNum2">
        <text:list-item>
          <text:p text:style-name="P6">Responsible for storing the Clients. Once ClientStorage assigns a unique id the Client information is added to DatabaseStorage.</text:p>
        </text:list-item>
      </text:list>
      <text:p text:style-name="P1">DatabaseStorage</text:p>
      <text:list xml:id="list222134441266570" text:continue-numbering="true" text:style-name="WWNum2">
        <text:list-item>
          <text:p text:style-name="P6">Persistent storage for all Animal and Client attributes. Used by MainWindow at startup to create new Animal/Client objects from database data.</text:p>
        </text:list-item>
      </text:list>
      <text:p text:style-name="P2">ProfileSubsystem</text:p>
      <text:list xml:id="list222133374977125" text:continue-numbering="true" text:style-name="WWNum2">
        <text:list-item>
          <text:p text:style-name="P6">Responsible for locally storing information entered by the user in the form of Animal or Client objects.</text:p>
        </text:list-item>
      </text:list>
      <text:p text:style-name="P1">Animal</text:p>
      <text:list xml:id="list222133049302428" text:continue-numbering="true" text:style-name="WWNum2">
        <text:list-item>
          <text:p text:style-name="P6">Includes 5 subclasses (Dog, Cat, Bird, Lizard, Rabbit). Used to store information input by user regarding Animals in the shelter. These are then stored in AnimalStorage.</text:p>
        </text:list-item>
      </text:list>
      <text:p text:style-name="P1">Profile</text:p>
      <text:list xml:id="list222133200878601" text:continue-numbering="true" text:style-name="WWNum2">
        <text:list-item>
          <text:p text:style-name="P6">Used to store information input by user regarding their own profile. These are then stored in ClientStor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57:48.297189077</meta:creation-date>
    <dc:date>2019-03-20T22:21:32.465788681</dc:date>
    <meta:editing-duration>PT12M5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48" meta:word-count="530" meta:character-count="3479" meta:non-whitespace-character-count="3027"/>
  </office:meta>
</office:document-meta>
</file>